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193in" fo:margin-bottom="0.0193in" style:contextual-spacing="false" fo:line-height="115%"/>
      <style:text-properties style:font-name="Times" fo:font-size="11pt"/>
    </style:style>
    <style:style style:name="P2" style:family="paragraph" style:parent-style-name="Standard">
      <style:paragraph-properties fo:margin-top="0.0193in" fo:margin-bottom="0.0193in" style:contextual-spacing="false" fo:line-height="115%"/>
      <style:text-properties style:font-name="Times" fo:font-size="11pt" officeooo:paragraph-rsid="0015cc38"/>
    </style:style>
    <style:style style:name="P3" style:family="paragraph" style:parent-style-name="Standard">
      <style:paragraph-properties fo:margin-top="0.0193in" fo:margin-bottom="0.0193in" style:contextual-spacing="false" fo:line-height="115%"/>
      <style:text-properties style:font-name="Times" fo:font-size="11pt" officeooo:paragraph-rsid="00186fd3"/>
    </style:style>
    <style:style style:name="P4" style:family="paragraph" style:parent-style-name="Standard">
      <style:paragraph-properties fo:margin-top="0.0193in" fo:margin-bottom="0.0193in" style:contextual-spacing="false" fo:line-height="115%"/>
      <style:text-properties style:font-name="Times" fo:font-size="11pt" fo:font-weight="bold"/>
    </style:style>
    <style:style style:name="P5" style:family="paragraph" style:parent-style-name="Standard">
      <style:paragraph-properties fo:margin-top="0.0193in" fo:margin-bottom="0.0193in" style:contextual-spacing="false" fo:line-height="115%"/>
      <style:text-properties style:font-name="Times" fo:font-size="11pt" fo:font-weight="bold" officeooo:paragraph-rsid="0011b0d2"/>
    </style:style>
    <style:style style:name="P6" style:family="paragraph" style:parent-style-name="Standard">
      <style:paragraph-properties fo:margin-top="0.0193in" fo:margin-bottom="0.0193in" style:contextual-spacing="false" fo:line-height="115%"/>
      <style:text-properties fo:color="#000000" style:font-name="Times" fo:font-size="10.5pt"/>
    </style:style>
    <style:style style:name="P7" style:family="paragraph" style:parent-style-name="Standard">
      <style:paragraph-properties fo:margin-top="0.0193in" fo:margin-bottom="0.0193in" style:contextual-spacing="false" fo:line-height="115%"/>
      <style:text-properties fo:color="#000000" style:font-name="Times" fo:font-size="10.5pt" officeooo:paragraph-rsid="0011b0d2"/>
    </style:style>
    <style:style style:name="P8" style:family="paragraph" style:parent-style-name="Standard">
      <style:paragraph-properties fo:margin-top="0.0193in" fo:margin-bottom="0.0193in" style:contextual-spacing="false" fo:line-height="115%"/>
      <style:text-properties fo:color="#000000" style:font-name="Times" fo:font-size="11pt" officeooo:paragraph-rsid="0011b0d2"/>
    </style:style>
    <style:style style:name="P9" style:family="paragraph" style:parent-style-name="Standard">
      <style:paragraph-properties fo:margin-top="0.1665in" fo:margin-bottom="0.0417in" style:contextual-spacing="false" fo:line-height="115%"/>
      <style:text-properties style:font-name="Arial" fo:font-size="12pt" fo:font-weight="bold"/>
    </style:style>
    <style:style style:name="P10" style:family="paragraph" style:parent-style-name="Standard">
      <style:paragraph-properties fo:margin-top="0.0193in" fo:margin-bottom="0.0193in" style:contextual-spacing="false" fo:line-height="115%"/>
      <style:text-properties style:font-name="Times" fo:font-size="11pt" officeooo:paragraph-rsid="0011b0d2"/>
    </style:style>
    <style:style style:name="P11" style:family="paragraph" style:parent-style-name="Standard">
      <style:paragraph-properties fo:margin-top="0.0193in" fo:margin-bottom="0.0193in" style:contextual-spacing="false" fo:line-height="115%"/>
      <style:text-properties style:font-name="Times" fo:font-size="11pt" officeooo:paragraph-rsid="0019fc48"/>
    </style:style>
    <style:style style:name="P12" style:family="paragraph" style:parent-style-name="Standard">
      <style:paragraph-properties fo:margin-top="0.0193in" fo:margin-bottom="0.0193in" style:contextual-spacing="false" fo:line-height="115%"/>
      <style:text-properties style:font-name="Times" fo:font-size="11pt" officeooo:rsid="0019fc48" officeooo:paragraph-rsid="0019fc48"/>
    </style:style>
    <style:style style:name="P13" style:family="paragraph" style:parent-style-name="Standard">
      <style:paragraph-properties fo:margin-top="0.0193in" fo:margin-bottom="0.0193in" style:contextual-spacing="false" fo:line-height="115%"/>
      <style:text-properties style:font-name="Times" fo:font-size="11pt" officeooo:rsid="001c36ce" officeooo:paragraph-rsid="001c36ce"/>
    </style:style>
    <style:style style:name="P14" style:family="paragraph" style:parent-style-name="Standard">
      <style:paragraph-properties fo:margin-top="0.0193in" fo:margin-bottom="0.0193in" style:contextual-spacing="false" fo:line-height="115%"/>
      <style:text-properties officeooo:paragraph-rsid="001b722c"/>
    </style:style>
    <style:style style:name="T1" style:family="text">
      <style:text-properties fo:font-weight="bold"/>
    </style:style>
    <style:style style:name="T2" style:family="text">
      <style:text-properties fo:font-weight="bold" officeooo:rsid="0011b0d2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1b0d2"/>
    </style:style>
    <style:style style:name="T6" style:family="text">
      <style:text-properties fo:background-color="#ffffff" loext:char-shading-value="0"/>
    </style:style>
    <style:style style:name="T7" style:family="text">
      <style:text-properties fo:color="#000000" fo:font-size="11pt"/>
    </style:style>
    <style:style style:name="T8" style:family="text">
      <style:text-properties fo:color="#000000" fo:font-size="10.5pt" style:text-underline-style="solid" style:text-underline-width="auto" style:text-underline-color="font-color"/>
    </style:style>
    <style:style style:name="T9" style:family="text">
      <style:text-properties fo:font-style="italic"/>
    </style:style>
    <style:style style:name="T10" style:family="text">
      <style:text-properties style:text-position="super 100%"/>
    </style:style>
    <style:style style:name="T11" style:family="text">
      <style:text-properties officeooo:rsid="0011b0d2"/>
    </style:style>
    <style:style style:name="T12" style:family="text">
      <style:text-properties officeooo:rsid="00131e04"/>
    </style:style>
    <style:style style:name="T13" style:family="text">
      <style:text-properties officeooo:rsid="0015cc38"/>
    </style:style>
    <style:style style:name="T14" style:family="text">
      <style:text-properties officeooo:rsid="00186fd3"/>
    </style:style>
    <style:style style:name="T15" style:family="text">
      <style:text-properties officeooo:rsid="0019fc48"/>
    </style:style>
    <style:style style:name="T16" style:family="text">
      <style:text-properties style:font-name="Times" fo:font-size="11pt" officeooo:rsid="0019fc48"/>
    </style:style>
    <style:style style:name="T17" style:family="text">
      <style:text-properties style:font-name="Times" fo:font-size="11pt" officeooo:rsid="001b722c"/>
    </style:style>
    <style:style style:name="T18" style:family="text">
      <style:text-properties style:font-name="Times" fo:font-size="11pt" fo:language="en" fo:country="US" officeooo:rsid="0019fc48"/>
    </style:style>
    <style:style style:name="T19" style:family="text">
      <style:text-properties style:font-name="Times" fo:font-size="11pt" fo:language="en" fo:country="US" officeooo:rsid="001b722c"/>
    </style:style>
    <style:style style:name="T20" style:family="text">
      <style:text-properties fo:language="en" fo:country="US"/>
    </style:style>
    <style:style style:name="T21" style:family="text">
      <style:text-properties officeooo:rsid="001d8b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urriculum Vitae</text:p>
      <text:p text:style-name="P3"><text:span text:style-name="T15">O</text:span>le<text:span text:style-name="T15">ks</text:span>andr Avo<text:span text:style-name="T15">i</text:span>ants <text:s text:c="76"/><text:a xlink:type="simple" xlink:href="https://github.com/shhavel"><text:span text:style-name="T3">https://github.com/shhavel</text:span></text:a><text:line-break/>Date / Place of Birth: July 5, 1986. Ukraine <text:s text:c="48"/>Tel: (095) 590-49-91<text:line-break/>Location: Kiev, Ukraine <text:s text:c="66"/>E-mail: <text:a xlink:type="simple" xlink:href="mailto:shhavel@gmail.com"><text:span text:style-name="T14">shhavel@gmail.com</text:span></text:a></text:p>
      <text:p text:style-name="P1"/>
      <text:p text:style-name="P2"><text:span text:style-name="T1">Objective</text:span><text:line-break/>Get the developer's position in modern, feature-rich and <text:span text:style-name="T13">challenged</text:span> web project.</text:p>
      <text:p text:style-name="P1"/>
      <text:p text:style-name="P5">Experience</text:p>
      <text:p text:style-name="P7"><text:span text:style-name="T5">Senior Ruby Developer</text:span> <text:s text:c="77"/><text:span text:style-name="T11">April</text:span> 201<text:span text:style-name="T11">4</text:span> – <text:span text:style-name="T11">present time</text:span></text:p>
      <text:p text:style-name="P10"><text:span text:style-name="T1"><text:s text:c="74"/></text:span><text:span text:style-name="T2">Facewatch</text:span><text:span text:style-name="T1"> </text:span>(<text:a xlink:type="simple" xlink:href="https://www.facewatch.co.uk/cms/"><text:span text:style-name="T11">https://www.facewatch.co.uk/cms/</text:span></text:a>)</text:p>
      <text:p text:style-name="P13">Maintain and refactor SOA-based incident (crime/ban) reporting and SOI (subject of interest) sharing social network. The hierarchical system of groups of premises. Ability to share, track and match SOIs. Extended email notification system.</text:p>
      <text:p text:style-name="P13"/>
      <text:p text:style-name="P13">Integration with external consumers.</text:p>
      <text:p text:style-name="P13">- Allow to add an incident to the system from others crime reporting tools like http://www.littoralis.com/.</text:p>
      <text:p text:style-name="P13">- Report to Police crime incidents and get back police reference number.</text:p>
      <text:p text:style-name="P13">- Develop public portal for report a crime directly to Police – https://www.facewatch.co.uk/olcr-portal/.</text:p>
      <text:p text:style-name="P13">- Integration with face recognition system.</text:p>
      <text:p text:style-name="P8"/>
      <text:p text:style-name="P6"><text:span text:style-name="T4">Ruby on Rails Developer</text:span> <text:s text:c="77"/>July 2013 - March 2014</text:p>
      <text:p text:style-name="P1"><text:span text:style-name="T1"><text:s text:c="93"/>.PROMO Inc. </text:span>(<text:a xlink:type="simple" xlink:href="http://dotpromo.me/">http://dotpromo.me</text:a>)</text:p>
      <text:p text:style-name="P1">Dynamic controller actions-steps (wicked).<text:line-break/>Connecting rails applications through API (grape).<text:line-break/>Integrating website with 3rd party APIs using Omniauth.<text:line-break/>A/B Testing.<text:line-break/>Background workers (sidekiq) &amp; state machine (state_machine) observers.<text:line-break/>Versioning models (paper_trail).<text:line-break/>Developing admin panel (active_admin).<text:line-break/>Generating pdf files from html (wicked_pdf), putting one pdf inside another one (rmagick). <text:line-break/>Integration tests (cucumber, selenium).<text:line-break/>Multiple time zones support.</text:p>
      <text:p text:style-name="P4"/>
      <text:p text:style-name="P6"><text:span text:style-name="T4">Ruby on Rails Developer</text:span> <text:s text:c="62"/>Jan 2012 – July 2013 (1.5 years)</text:p>
      <text:p text:style-name="P1"><text:s text:c="87"/><text:span text:style-name="T1">Reevoo (at Ciklum)</text:span> (<text:a xlink:type="simple" xlink:href="http://reevoo.com/"><text:span text:style-name="T3">http://reevoo.com</text:span></text:a>)</text:p>
      <text:p text:style-name="P1">Supporting and developing analytics (<text:span text:style-name="T6">statistical</text:span>) projects (written in ruby on rails).</text:p>
      <text:p text:style-name="P1">A lot work with direct SQL. Preparing report DB (aggregated tables).</text:p>
      <text:p text:style-name="P1">DB optimization, partitioning in different aggregation levels for performance increasing.</text:p>
      <text:p text:style-name="P1">Checking the accuracy and actuality of the statistical data.</text:p>
      <text:p text:style-name="P1">Work with Google Analytics API.</text:p>
      <text:p text:style-name="P1">Migrate data between different DBs (MySQL and PostgreSQL).</text:p>
      <text:p text:style-name="P1">Displaying data as charts using <text:a xlink:type="simple" xlink:href="http://www.highcharts.com/"><text:span text:style-name="T3">http://www.highcharts.com/</text:span></text:a>. E-mail notifications with user's specific data.</text:p>
      <text:p text:style-name="P6"><text:span text:style-name="T7"><text:line-break/></text:span><text:span text:style-name="T4">PHP Developer</text:span> <text:s text:c="100"/>Aug 2009 – Jan 2012</text:p>
      <text:p text:style-name="P1"><text:s text:c="127"/><text:span text:style-name="T1">MK Media LLC</text:span></text:p>
      <text:p text:style-name="P1"><text:span text:style-name="T1"><text:s text:c="33"/></text:span>(<text:a xlink:type="simple" xlink:href="http://mirkvartir.ua/"><text:span text:style-name="T3">http://mirkvartir.ua</text:span></text:a>, <text:a xlink:type="simple" xlink:href="http://mirdomov.ua/"><text:span text:style-name="T3">http://mirdomov.ua</text:span></text:a>, <text:a xlink:type="simple" xlink:href="http://br-ua.com/"><text:span text:style-name="T3">http://br-ua.com</text:span></text:a>, <text:a xlink:type="simple" xlink:href="http://dzr.com.ua/"><text:span text:style-name="T3">http://dzr.com.ua</text:span></text:a>) <text:line-break/>Sites support. Optimization of databases, query cache, sharding.<text:line-break/>Organization of data exchange between real estate sites (import / export advertisements). <text:line-break/><text:soft-page-break/>Developing personal account to pay for site users paid services, with a daily interest rate. <text:line-break/>Providing feature for putting ads to print media through websites. <text:line-break/>Developing API for mobile applications (an application for IPhone, Android). <text:line-break/>Developing API for integration with the site aspo.biz and sites mirkvartir.ua, mirdomov.ua, br-ua.com, dzr.com.ua. <text:line-break/>Developing indices of real estate market (measures of changes in housing prices and rent, rental yield). <text:line-break/>Developing "linkator" application (SEO tool) to promote sites in search engines under high demands.</text:p>
      <text:p text:style-name="P1"/>
      <text:p text:style-name="P1"><text:span text:style-name="T8">PHP Developer</text:span> <text:s text:c="79"/>Jul 2007 – Jun 2009 (2 years) <text:line-break/> <text:s text:c="62"/><text:span text:style-name="T1">Institute of Advanced Technologies </text:span>(<text:a xlink:type="simple" xlink:href="http://iat.kiev.ua/"><text:span text:style-name="T3">http://iat.kiev.ua</text:span></text:a>)<text:line-break/>Developing client side for project based on ArcGIS for Server (<text:a xlink:type="simple" xlink:href="http://www.esri.com/"><text:span text:style-name="T3">http://www.esri.com</text:span></text:a>) <text:a xlink:type="simple" xlink:href="http://iat.kiev.ua/index.php?page_id=64&amp;lang_id=3"><text:span text:style-name="T3">http://iat.kiev.ua/index.php?page_id=64&amp;lang_id=3</text:span></text:a> <text:line-break/>Developing web version of the interactive educational applications (atlases) for pupils in geography and history. Maps and brief text description for associative learning. The application provides online tests (<text:a xlink:type="simple" xlink:href="http://www.osvitanet.com.ua/"><text:span text:style-name="T3">http://www.osvitanet.com.ua</text:span></text:a>).<text:line-break/>Site development and support (<text:a xlink:type="simple" xlink:href="http://ukrmap.su/"><text:span text:style-name="T3">http://ukrmap.su</text:span></text:a>).</text:p>
      <text:p text:style-name="P1"/>
      <text:p text:style-name="P1"><text:span text:style-name="T8">PHP Developer</text:span> <text:s text:c="66"/>February 2007 – May 2007 (4 months) <text:line-break/> <text:s text:c="79"/><text:span text:style-name="T1">Go interactive! </text:span>(http://gointeractive.com.ua)<text:line-break/>Developing Web sites (LAMP, Smarty).</text:p>
      <text:p text:style-name="P1"/>
      <text:p text:style-name="P1"><text:span text:style-name="T1">Education</text:span><text:line-break/>Taras Shevchenko National University of Kyiv (Kyiv, Ukraine) <text:s text:c="53"/>End date 2008<text:line-break/>Cybernetics department. Specialist in Applied Mathematics (5 years).</text:p>
      <text:p text:style-name="P1"/>
      <text:p text:style-name="P11"><text:span text:style-name="T1">Professional skills</text:span><text:line-break/><text:span text:style-name="T9">OS:</text:span> Max OS X, GNU/Linux (Ubuntu), Windows 2000/XP.<text:line-break/><text:span text:style-name="T9">Programming languages:</text:span> Ruby, <text:span text:style-name="T15">JavaScript, </text:span>CoffeeScript, PHP<text:line-break/><text:span text:style-name="T9">Databases: PostgreSQL, </text:span>MySQL, <text:span text:style-name="T15">MongoDB</text:span>, <text:span text:style-name="T12">Neo4j.</text:span><text:line-break/><text:span text:style-name="T9">Frameworks:</text:span> Ruby On Rails, Rhodes, jQuery, Yii.<text:line-break/><text:span text:style-name="T9">Development tools: </text:span>Git.<text:line-break/><text:span text:style-name="T9">Testing tools: </text:span>RSpec, Test Unit, Cucumber, <text:span text:style-name="T15">Capybara, Selenium</text:span><text:line-break/><text:span text:style-name="T9">Caching tools:</text:span> Memcached, Redis.<text:line-break/><text:span text:style-name="T9">Web: </text:span>(X)HTML, CSS, XML, JSON, AJAX, HAML, Slim.</text:p>
      <text:p text:style-name="P1"/>
      <text:p text:style-name="P1"><text:span text:style-name="T1">Awards and honors</text:span><text:line-break/>1<text:span text:style-name="T10">st</text:span> prize - Kiev municipal competition on mathematics for students 2001, 2002, 2003 (9,10,11 grades) <text:line-break/>1<text:span text:style-name="T10">st</text:span> prize – Sumy region competition on mathematics (phase I I I) for 11 grade students 2003<text:line-break/>2<text:span text:style-name="T10">nd</text:span> prize – phase IV Ukrainian Mathematical Olympiad for 10 grade students 2002<text:line-break/>3<text:span text:style-name="T10">rd</text:span> prize – phase IV Ukrainian Mathematical Olympiad for 11 grade students 2003</text:p>
      <text:p text:style-name="P1"/>
      <text:p text:style-name="P1"><text:span text:style-name="T1">Language skills</text:span><text:line-break/>Russian, Ukrainian — native. English — upper-intermedi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MacOSX_x86 LibreOffice_project/61cb170a04bb1f12e77c884eab9192be736ec5f5</meta:generator>
    <meta:initial-creator>Таня</meta:initial-creator>
    <dc:date>2015-06-25T12:33:01.753839000</dc:date>
    <meta:editing-duration>PT10M26S</meta:editing-duration>
    <meta:editing-cycles>10</meta:editing-cycles>
    <meta:document-statistic meta:table-count="0" meta:image-count="0" meta:object-count="0" meta:page-count="2" meta:paragraph-count="33" meta:word-count="598" meta:character-count="5859" meta:non-whitespace-character-count="4009"/>
  </office:meta>
</office:document-meta>
</file>